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56e" officeooo:paragraph-rsid="000a7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to de compraventa</text:p>
      <text:p text:style-name="P1"/>
      <text:p text:style-name="P1">De una parte, la señora Laura Martínez Riera, con DNI nº 44889922, con domicilio en la calle Valencia, 18, de Palma, en calidad de parte vendedora.</text:p>
      <text:p text:style-name="P1"/>
      <text:p text:style-name="P1">Y de la otra, el señor Andrés Torres Vidal, con DNI nº 77331144, con domicilio en la avenida de la Constitución, 45, de Inca, en calidad de parte compradora.</text:p>
      <text:p text:style-name="P1"/>
      <text:p text:style-name="P1">Ambas partes actúan en nombre propio y se reconocen mutuamente la capacidad legal necesaria para contratar.</text:p>
      <text:p text:style-name="P1"/>
      <text:p text:style-name="P1">MANIFIESTAN</text:p>
      <text:p text:style-name="P1"/>
      <text:p text:style-name="P1">Que la señora Laura Martínez Riera es propietaria de la vivienda situada en el número 10 de la calle Sant Llorenç, de Palma.</text:p>
      <text:p text:style-name="P1"/>
      <text:p text:style-name="P1">Que dicha vivienda está libre de cargas y arrendamientos.</text:p>
      <text:p text:style-name="P1"/>
      <text:p text:style-name="P1">Que la señora Martínez desea vender la mencionada vivienda y el señor Torres desea comprarla, por lo que formalizan el presente contrato de compraventa, que se regirá por los pactos siguiente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40:50.280449041</meta:creation-date>
    <dc:date>2025-10-29T13:44:06.625925305</dc:date>
    <meta:editing-duration>PT3M16S</meta:editing-duration>
    <meta:editing-cycles>1</meta:editing-cycles>
    <meta:document-statistic meta:table-count="0" meta:image-count="0" meta:object-count="0" meta:page-count="1" meta:paragraph-count="8" meta:word-count="138" meta:character-count="819" meta:non-whitespace-character-count="689"/>
    <meta:generator>LibreOffice/24.2.7.2$Linux_X86_64 LibreOffice_project/420$Build-2</meta:generator>
  </office:meta>
</office:document-meta>
</file>